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auphinPlain" svg:font-family="DauphinPlain"/>
    <style:font-face style:name="Open Sans" svg:font-family="'Open Sans', Arial, sans-serif"/>
    <style:font-face style:name="FreeSans1" svg:font-family="FreeSans" style:font-family-generic="swiss"/>
    <style:font-face style:name="P052" svg:font-family="P05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text-properties fo:color="#999999" fo:font-style="italic" fo:font-weight="normal" style:font-style-asian="italic" style:font-weight-asian="normal" style:font-style-complex="italic" style:font-weight-complex="normal"/>
    </style:style>
    <style:style style:name="P2" style:family="paragraph" style:parent-style-name="Heading_20_2">
      <style:paragraph-properties fo:text-align="justify" style:justify-single-word="false"/>
    </style:style>
    <style:style style:name="P3" style:family="paragraph" style:parent-style-name="Quotations">
      <style:paragraph-properties fo:margin-left="0in" fo:margin-right="0.3937in" fo:text-align="justify" style:justify-single-word="false" fo:text-indent="0in" style:auto-text-indent="false"/>
    </style:style>
    <style:style style:name="P4" style:family="paragraph" style:parent-style-name="Text_20_body">
      <style:paragraph-properties fo:text-align="justify" style:justify-single-word="false"/>
      <style:text-properties fo:color="#808080"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color="#999999" fo:font-style="italic" fo:font-weight="normal" style:font-style-asian="italic" style:font-weight-asian="normal" style:font-style-complex="italic" style:font-weight-complex="normal"/>
    </style:style>
    <style:style style:name="P6" style:family="paragraph" style:parent-style-name="Text_20_body">
      <style:paragraph-properties fo:text-align="justify" style:justify-single-word="false"/>
    </style:style>
    <style:style style:name="P7" style:family="paragraph" style:parent-style-name="Title">
      <style:text-properties style:font-name="P052"/>
    </style:style>
    <style:style style:name="P8" style:family="paragraph">
      <style:paragraph-properties fo:text-align="center"/>
    </style:style>
    <style:style style:name="T1" style:family="text">
      <style:text-properties fo:color="#808080" fo:font-style="italic" fo:font-weight="normal" style:font-style-asian="italic" style:font-weight-asian="normal" style:font-style-complex="italic" style:font-weight-complex="normal"/>
    </style:style>
    <style:style style:name="T2" style:family="text">
      <style:text-properties fo:color="#999999" fo:font-style="italic" fo:font-weight="normal" style:font-style-asian="italic" style:font-weight-asian="normal" style:font-style-complex="italic" style:font-weight-complex="normal"/>
    </style:style>
    <style:style style:name="Sect1" style:family="section">
      <style:section-properties text:dont-balance-text-columns="false" style:editable="false">
        <style:columns fo:column-count="2" fo:column-gap="0in">
          <style:column style:rel-width="4819*" fo:start-indent="0in" fo:end-indent="0in"/>
          <style:column style:rel-width="4819*" fo:start-indent="0in" fo:end-indent="0in"/>
        </style:columns>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ample Document</text:p>
      <text:p text:style-name="Subtitle">This is a document to be transformed into PDF</text:p>
      <text:p text:style-name="Text_20_body"/>
      <text:h text:style-name="Heading_20_1" text:outline-level="1"><draw:line text:anchor-type="paragraph" draw:z-index="1" draw:name="Shape1_0" draw:style-name="gr1" draw:text-style-name="P8" svg:x1="0.0008in" svg:y1="-0.0307in" svg:x2="6.6673in" svg:y2="-0.0307in"><text:p/></draw:line>Lorem Ipsum</text:h>
      <text:p text:style-name="Quotations"/>
      <text:p text:style-name="Quotations">"Neque porro quisquam est qui dolorem ipsum quia dolor sit amet, consectetur, adipisci velit..."</text:p>
      <text:p text:style-name="Quotations">"There is no one who loves pain itself, who seeks after it and wants to have it, simply because it is pain…"</text:p>
      <text:p text:style-name="Quotations"><draw:line text:anchor-type="paragraph" draw:z-index="0" draw:name="Shape1" draw:style-name="gr1" draw:text-style-name="P8" svg:x1="0.0339in" svg:y1="0.0591in" svg:x2="6.7004in" svg:y2="0.0591in"><text:p/></draw:line></text:p>
      <text:section text:style-name="Sect1" text:name="Section1">
        <text:h text:style-name="P2" text:outline-level="2"><text:span text:style-name="T1">What is Lorem Ipsum?</text:span></text:h>
        <text:p text:style-name="P4"/>
        <text:p text:style-name="P3">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h text:style-name="P2" text:outline-level="2"><text:span text:style-name="T1">Why do we use it?</text:span></text:h>
        <text:p text:style-name="P6"><text:span text:style-name="T1"/></text:p>
        <text:p text:style-name="P3">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h text:style-name="P1" text:outline-level="2">Where does it come from?</text:h>
        <text:p text:style-name="P5"/>
        <text:p text:style-name="P3">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text:soft-page-break/>"Lorem ipsum dolor sit amet..", comes from a line in section 1.10.32.</text:p>
        <text:p text:style-name="P3">The standard chunk of Lorem Ipsum used since the 1500s is reproduced below for those interested. Sections 1.10.32 and 1.10.33 from "de Finibus Bonorum et Malorum" by Cicero are also reproduced in their exact original form, accompanied by English versions from the 1914 translation by H. Rackham.</text:p>
        <text:h text:style-name="P2" text:outline-level="2"><text:span text:style-name="T2">Where can I get some?</text:span></text:h>
        <text:p text:style-name="P5"/>
        <text:p text:style-name="P3">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auphinPlain" svg:font-family="DauphinPlain"/>
    <style:font-face style:name="Open Sans" svg:font-family="'Open Sans', Arial, sans-serif"/>
    <style:font-face style:name="FreeSans1" svg:font-family="FreeSans" style:font-family-generic="swiss"/>
    <style:font-face style:name="P052" svg:font-family="P05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8T15:06:20.617740628</meta:creation-date>
    <dc:date>2022-09-28T15:15:58.143359696</dc:date>
    <meta:editing-duration>PT9M38S</meta:editing-duration>
    <meta:editing-cycles>1</meta:editing-cycles>
    <meta:document-statistic meta:table-count="0" meta:image-count="0" meta:object-count="0" meta:page-count="2" meta:paragraph-count="14" meta:word-count="560" meta:character-count="3352" meta:non-whitespace-character-count="2806"/>
    <meta:generator>LibreOffice/6.4.7.2$Linux_X86_64 LibreOffice_project/40$Build-2</meta:generator>
  </office:meta>
</office:document-meta>
</file>